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9375in" table:align="margins"/>
    </style:style>
    <style:style style:name="Table1.A" style:family="table-column">
      <style:table-column-properties style:column-width="2.6458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6" style:family="table-row">
      <style:table-row-properties style:min-row-height="0.3271in"/>
    </style:style>
    <style:style style:name="P1" style:family="paragraph" style:parent-style-name="Text_20_body">
      <style:text-properties officeooo:rsid="0035f9a3" officeooo:paragraph-rsid="0035f9a3"/>
    </style:style>
    <style:style style:name="P2" style:family="paragraph" style:parent-style-name="Text_20_body">
      <style:text-properties officeooo:rsid="0039103f" officeooo:paragraph-rsid="0035f9a3"/>
    </style:style>
    <style:style style:name="P3" style:family="paragraph" style:parent-style-name="Text_20_body">
      <style:text-properties officeooo:rsid="003a2928" officeooo:paragraph-rsid="003b5824"/>
    </style:style>
    <style:style style:name="P4" style:family="paragraph" style:parent-style-name="Text_20_body">
      <style:text-properties officeooo:rsid="004145b7" officeooo:paragraph-rsid="004147c7"/>
    </style:style>
    <style:style style:name="P5" style:family="paragraph" style:parent-style-name="Standard">
      <style:paragraph-properties fo:text-align="center" style:justify-single-word="false"/>
      <style:text-properties fo:font-size="14pt" fo:font-weight="bold" officeooo:rsid="0017532e" officeooo:paragraph-rsid="0017532e" style:font-size-asian="12.25pt" style:font-weight-asian="bold" style:font-size-complex="14pt" style:font-weight-complex="bold"/>
    </style:style>
    <style:style style:name="P6" style:family="paragraph" style:parent-style-name="Table_20_Contents">
      <style:text-properties officeooo:rsid="003cc0b6" officeooo:paragraph-rsid="003cc0b6"/>
    </style:style>
    <style:style style:name="P7" style:family="paragraph" style:parent-style-name="Table_20_Contents">
      <style:text-properties fo:font-weight="bold" officeooo:rsid="003cc0b6" officeooo:paragraph-rsid="003cc0b6" style:font-weight-asian="bold" style:font-weight-complex="bold"/>
    </style:style>
    <style:style style:name="P8" style:family="paragraph" style:parent-style-name="Table_20_Contents">
      <style:text-properties fo:font-weight="bold" officeooo:rsid="003e7a47" officeooo:paragraph-rsid="003e7a47" style:font-weight-asian="bold" style:font-weight-complex="bold"/>
    </style:style>
    <style:style style:name="P9" style:family="paragraph" style:parent-style-name="Table_20_Contents">
      <style:text-properties fo:font-weight="bold" officeooo:rsid="003e9220" officeooo:paragraph-rsid="003e9220" style:font-weight-asian="bold" style:font-weight-complex="bold"/>
    </style:style>
    <style:style style:name="P10" style:family="paragraph" style:parent-style-name="Table_20_Contents">
      <style:text-properties fo:font-weight="bold" officeooo:rsid="003f7f72" officeooo:paragraph-rsid="003f7f72" style:font-weight-asian="bold" style:font-weight-complex="bold"/>
    </style:style>
    <style:style style:name="P11" style:family="paragraph" style:parent-style-name="Table_20_Contents">
      <style:text-properties officeooo:paragraph-rsid="003cc0b6"/>
    </style:style>
    <style:style style:name="P12" style:family="paragraph" style:parent-style-name="Table_20_Contents">
      <style:text-properties officeooo:rsid="003e7a47" officeooo:paragraph-rsid="003e7a47"/>
    </style:style>
    <style:style style:name="P13" style:family="paragraph" style:parent-style-name="Table_20_Contents">
      <style:text-properties officeooo:rsid="003e9220" officeooo:paragraph-rsid="003e9220"/>
    </style:style>
    <style:style style:name="P14" style:family="paragraph" style:parent-style-name="Table_20_Contents">
      <style:text-properties officeooo:rsid="003f7f72" officeooo:paragraph-rsid="003f7f72"/>
    </style:style>
    <style:style style:name="P15" style:family="paragraph" style:parent-style-name="Text_20_body">
      <style:text-properties officeooo:rsid="004147c7" officeooo:paragraph-rsid="004147c7"/>
    </style:style>
    <style:style style:name="T1" style:family="text">
      <style:text-properties officeooo:rsid="0018b50b"/>
    </style:style>
    <style:style style:name="T2" style:family="text">
      <style:text-properties fo:font-weight="normal" style:font-weight-asian="normal" style:font-weight-complex="normal"/>
    </style:style>
    <style:style style:name="T3" style:family="text">
      <style:text-properties officeooo:rsid="0036a2c2"/>
    </style:style>
    <style:style style:name="T4" style:family="text">
      <style:text-properties officeooo:rsid="003b5824"/>
    </style:style>
    <style:style style:name="T5" style:family="text">
      <style:text-properties officeooo:rsid="003cc0b6"/>
    </style:style>
    <style:style style:name="T6" style:family="text">
      <style:text-properties officeooo:rsid="003e9220"/>
    </style:style>
    <style:style style:name="T7" style:family="text">
      <style:text-properties officeooo:rsid="004145b7"/>
    </style:style>
    <style:style style:name="T8" style:family="text">
      <style:text-properties officeooo:rsid="004147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DBMS Limitations and B<text:span text:style-name="T1">ig </text:span>D<text:span text:style-name="T1">ata</text:span> solution &amp; TCP</text:h>
      <text:p text:style-name="P5"/>
      <text:p text:style-name="P5"/>
      <text:h text:style-name="Heading_20_2" text:outline-level="2">RDBMS</text:h>
      <text:p text:style-name="Text_20_body">A database is a set of data that is stored in a computer. This data is usually structured in a way that makes the data easily accessible. A relational database is a type of database that stores structure data in tables: rows and columns. Tables can have a lot of rows of data in hundreds, thousands, sometimes even millions. Rows are can also be called records and the columns can be called attributes. A relational database management system (RDBMS) is a program or software that allows you to create, update, and administer a relational database. Most relational database management systems use the SQL (<text:span text:style-name="Strong_20_Emphasis">S</text:span>tructure Query Language) <text:s/>language to access the database. SQL is the <text:s/>programming language that is used to access and manipulate data stored in a relational database management system. Some of the common RDBMS <text:s/>are <text:s/>OracleDB, SQL Server, MySQL,PostgreSQL, etc.</text:p>
      <text:p text:style-name="Text_20_body"/>
      <text:h text:style-name="Heading_20_2" text:outline-level="2">Big Data</text:h>
      <text:p text:style-name="Text_20_body">The word big data means data sets which are generated in large amount. For example, one zettabyte is 10²¹ bytes which is equivalent to one billion terabytes. According to Gartner, here’s the definition of Big Data:</text:p>
      <text:p text:style-name="Text_20_body">“Big data” is high-volume, velocity, and variety information asset that demands cost-effective and innovative forms of information processing for enhanced insight and decision making.”</text:p>
      <text:p text:style-name="Text_20_body">Recently, Big Data can be defined with the 7 V’s characteristics that are:</text:p>
      <text:h text:style-name="Heading_20_3" text:outline-level="3">1. <text:span text:style-name="Strong_20_Emphasis">Volume</text:span></text:h>
      <text:p text:style-name="Text_20_body">This is one of <text:s/>the main characteristic of big data. The term volume here defines big data as “BIG”. With a massive amount of data generating daily, we know that neither gigabytes nor terabytes <text:s/>is a enough to store such huge amount of data. <text:s/>We live in the data age and measuring the volume of data generated electronically is not easy, but <text:s/>IDC estimate on May 8, 2020 that more than 59 zettabytes (ZB) of data will be created, captured, copied, and consumed in the world this year. Just imagine how much data is being generated on the internet.</text:p>
      <text:p text:style-name="Text_20_body"><text:span text:style-name="Strong_20_Emphasis">2. Variety <text:s text:c="167"/></text:span>Here variety means types of data being generate. In today’s world, the data which is generated in large quantities is data like audio files, video, images, text files, etc. which are of various types –unstructured, semi-structured, and structured</text:p>
      <text:h text:style-name="Heading_20_3" text:outline-level="3"><text:span text:style-name="Strong_20_Emphasis">3. Velocity</text:span></text:h>
      <text:p text:style-name="Text_20_body">Velocity means the rate which data is being generated and consume. For example, social media posts <text:s/>like Facebook, Twitter, Instagram such as videos, audio files, images and texts that are uploaded <text:s/>every second.</text:p>
      <text:p text:style-name="Text_20_body"><text:span text:style-name="Strong_20_Emphasis">4. Variability</text:span></text:p>
      <text:p text:style-name="Text_20_body"><text:soft-page-break/>Variability and variety are different. Variability refers <text:s/>mainly to how data keeps changing constantly. Variability mainly focuses on understanding and interpreting the raw data meaning correctly. </text:p>
      <text:p text:style-name="Text_20_body"/>
      <text:h text:style-name="Heading_20_3" text:outline-level="3"><text:span text:style-name="Strong_20_Emphasis">5. Veracity</text:span></text:h>
      <text:p text:style-name="Text_20_body"><text:span text:style-name="Strong_20_Emphasis"><text:span text:style-name="T2">Veracity is the trustworthiness or quality of data that is received and processed for insights. The data accuracy and integrity is the major concept</text:span></text:span><text:span text:style-name="T2"> of Veracity. It is all about making sure the data gathered is accurate and the bad data discarded.</text:span></text:p>
      <text:h text:style-name="Heading_20_3" text:outline-level="3">6 . Visualization</text:h>
      <text:p text:style-name="Text_20_body">Visualization means <text:s/>how the data can be presented for decision-making purposes. It is pertinent that the data should be accessible, readable and understandable when presented </text:p>
      <text:h text:style-name="Heading_20_3" text:outline-level="3"><text:span text:style-name="Strong_20_Emphasis">7. Value</text:span></text:h>
      <text:p text:style-name="Text_20_body">Value implies that the data should provide relevant information after being processed. </text:p>
      <text:p text:style-name="Text_20_body"/>
      <text:p text:style-name="P1"><text:span text:style-name="T3">Big data comes in different formats i.e, structure, semi-structured and unstructured. To access and manipulate such data the tools use are </text:span>Hadoop and its ecosystem. <text:span text:style-name="T3">Hadoop components are Hadoop Distributed File System (HDFS), MAP-REDUCE(MR) , YET ANOTHER RESOURCE NEGOTIATOR (YARN) was introduced in Hadoop 2. </text:span></text:p>
      <text:p text:style-name="P1"/>
      <text:p text:style-name="P3">The differences between <text:s/>RDBMS and <text:span text:style-name="T4">Hadoop is written in the Table below.</text:span></text:p>
      <text:p text:style-name="P3"/>
      <table:table table:name="Table1" table:style-name="Table1">
        <table:table-column table:style-name="Table1.A" table:number-columns-repeated="3"/>
        <table:table-row>
          <table:table-cell table:style-name="Table1.A1" office:value-type="string">
            <text:p text:style-name="P7">Diferrences </text:p>
          </table:table-cell>
          <table:table-cell table:style-name="Table1.A1" office:value-type="string">
            <text:p text:style-name="P6">RDBMS</text:p>
          </table:table-cell>
          <table:table-cell table:style-name="Table1.C1" office:value-type="string">
            <text:p text:style-name="P6">Hadoop (Big Data)</text:p>
          </table:table-cell>
        </table:table-row>
        <table:table-row>
          <table:table-cell table:style-name="Table1.A2" office:value-type="string">
            <text:p text:style-name="P7">Shema</text:p>
            <text:p text:style-name="P7"/>
          </table:table-cell>
          <table:table-cell table:style-name="Table1.A2" office:value-type="string">
            <text:p text:style-name="P6">Schema on write</text:p>
          </table:table-cell>
          <table:table-cell table:style-name="Table1.C2" office:value-type="string">
            <text:p text:style-name="P6">Schema on read</text:p>
          </table:table-cell>
        </table:table-row>
        <table:table-row>
          <table:table-cell table:style-name="Table1.A2" office:value-type="string">
            <text:p text:style-name="P7">Type of data</text:p>
          </table:table-cell>
          <table:table-cell table:style-name="Table1.A2" office:value-type="string">
            <text:p text:style-name="P6">Structued data</text:p>
          </table:table-cell>
          <table:table-cell table:style-name="Table1.C2" office:value-type="string">
            <text:p text:style-name="P6">Structured, semi-structured and unstructured data</text:p>
          </table:table-cell>
        </table:table-row>
        <table:table-row>
          <table:table-cell table:style-name="Table1.A2" office:value-type="string">
            <text:p text:style-name="P7">Data size</text:p>
          </table:table-cell>
          <table:table-cell table:style-name="Table1.A2" office:value-type="string">
            <text:p text:style-name="P6">Gigabyte, Terabyte</text:p>
          </table:table-cell>
          <table:table-cell table:style-name="Table1.C2" office:value-type="string">
            <text:p text:style-name="Table_20_Contents"><text:s/><text:span text:style-name="T5">Petabyte, Zettabyte etc</text:span></text:p>
            <text:p text:style-name="Table_20_Contents"/>
          </table:table-cell>
        </table:table-row>
        <table:table-row>
          <table:table-cell table:style-name="Table1.A2" office:value-type="string">
            <text:p text:style-name="P7">Updates</text:p>
          </table:table-cell>
          <table:table-cell table:style-name="Table1.A2" office:value-type="string">
            <text:p text:style-name="P6">Read and write many times</text:p>
          </table:table-cell>
          <table:table-cell table:style-name="Table1.C2" office:value-type="string">
            <text:p text:style-name="P11"><text:s/><text:span text:style-name="T5">Write once, read many times</text:span></text:p>
            <text:p text:style-name="P11"/>
          </table:table-cell>
        </table:table-row>
        <table:table-row table:style-name="Table1.6">
          <table:table-cell table:style-name="Table1.A2" office:value-type="string">
            <text:p text:style-name="P8">Query Language</text:p>
          </table:table-cell>
          <table:table-cell table:style-name="Table1.A2" office:value-type="string">
            <text:p text:style-name="P12">SQL (Structure Query Language)</text:p>
          </table:table-cell>
          <table:table-cell table:style-name="Table1.C2" office:value-type="string">
            <text:p text:style-name="P12">HQL (Hive Query Language)</text:p>
            <text:p text:style-name="P12"/>
          </table:table-cell>
        </table:table-row>
        <table:table-row table:style-name="Table1.6">
          <table:table-cell table:style-name="Table1.A2" office:value-type="string">
            <text:p text:style-name="P9">Scalability</text:p>
          </table:table-cell>
          <table:table-cell table:style-name="Table1.A2" office:value-type="string">
            <text:p text:style-name="P13">Mostly vertical</text:p>
          </table:table-cell>
          <table:table-cell table:style-name="Table1.C2" office:value-type="string">
            <text:p text:style-name="P12"><text:s/><text:span text:style-name="T6">Mostly Horizontal</text:span></text:p>
            <text:p text:style-name="P12"/>
          </table:table-cell>
        </table:table-row>
        <table:table-row table:style-name="Table1.6">
          <table:table-cell table:style-name="Table1.A2" office:value-type="string">
            <text:p text:style-name="P10">Cost </text:p>
          </table:table-cell>
          <table:table-cell table:style-name="Table1.A2" office:value-type="string">
            <text:p text:style-name="P14">Not an open source framework</text:p>
          </table:table-cell>
          <table:table-cell table:style-name="Table1.C2" office:value-type="string">
            <text:p text:style-name="P14">Open source framework</text:p>
            <text:p text:style-name="P14"/>
          </table:table-cell>
        </table:table-row>
      </table:table>
      <text:p text:style-name="P3"/>
      <text:h text:style-name="Heading_20_2" text:outline-level="2"><text:soft-page-break/>T<text:span text:style-name="T7">CP </text:span></text:h>
      <text:p text:style-name="Text_20_body"/>
      <text:p text:style-name="P4">Transmission Control Protocol (TCP) is one of the min protocols of the internet protocols. <text:s/>It is used to communication between appl<text:span text:style-name="T8">ication program and the Internet Protocol. TCP is used by many internet applications such as File Transfer Protocol (FTP), Secure Shell (SSH), World Wide Web (WWW), Streaming Media etc.</text:span></text:p>
      <text:p text:style-name="P15">It is a reliable transmission protocol because the data sent are guaranteed that to get to the receiver because the receiver send and acknowledgment of receipt to the sender (that’s why it is called the hand shake protocol). This handshake protocol is mainly for reliability that the data is sent however it sometimes incur relative delay when the sender is waiting to receive the acknowledgment. Many Hadoop applications works uses the TCP for data transmission across clusters.</text:p>
      <text:p text:style-name="P3"><text:s/></text:p>
      <text:p text:style-name="P2"/>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437in" fo:margin-right="0.21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22:58:56.751020541</meta:creation-date>
    <dc:date>2020-11-13T20:14:55.099495689</dc:date>
    <meta:editing-duration>PT39M13S</meta:editing-duration>
    <meta:editing-cycles>9</meta:editing-cycles>
    <meta:generator>LibreOffice/6.0.7.3$Linux_X86_64 LibreOffice_project/00m0$Build-3</meta:generator>
    <meta:document-statistic meta:table-count="1" meta:image-count="0" meta:object-count="0" meta:page-count="3" meta:paragraph-count="51" meta:word-count="766" meta:character-count="4964" meta:non-whitespace-character-count="4056"/>
  </office:meta>
</office:document-meta>
</file>